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RW Bookman" svg:font-family="'URW Book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officeooo:rsid="0014fda1" officeooo:paragraph-rsid="0014fda1" style:font-size-asian="15pt" style:font-weight-asian="bold" style:font-size-complex="15pt" style:font-weight-complex="bold"/>
    </style:style>
    <style:style style:name="P2" style:family="paragraph" style:parent-style-name="Standard">
      <style:text-properties fo:font-size="15pt" fo:font-weight="bold" officeooo:rsid="00165e30" officeooo:paragraph-rsid="00165e30" style:font-size-asian="15pt" style:font-weight-asian="bold" style:font-size-complex="15pt" style:font-weight-complex="bold"/>
    </style:style>
    <style:style style:name="P3" style:family="paragraph" style:parent-style-name="Standard">
      <style:text-properties fo:font-size="15pt" fo:font-weight="bold" officeooo:rsid="00165e30" officeooo:paragraph-rsid="0018341c" style:font-size-asian="15pt" style:font-weight-asian="bold" style:font-size-complex="15pt" style:font-weight-complex="bold"/>
    </style:style>
    <style:style style:name="P4" style:family="paragraph" style:parent-style-name="Standard">
      <style:text-properties fo:font-size="15pt" fo:font-weight="bold" officeooo:rsid="00165e30" officeooo:paragraph-rsid="001bb2ad" style:font-size-asian="15pt" style:font-weight-asian="bold" style:font-size-complex="15pt" style:font-weight-complex="bold"/>
    </style:style>
    <style:style style:name="P5" style:family="paragraph" style:parent-style-name="Standard">
      <style:text-properties fo:font-size="15pt" fo:font-weight="bold" officeooo:rsid="00165e30" officeooo:paragraph-rsid="0020da66" style:font-size-asian="15pt" style:font-weight-asian="bold" style:font-size-complex="15pt" style:font-weight-complex="bold"/>
    </style:style>
    <style:style style:name="P6" style:family="paragraph" style:parent-style-name="Standard">
      <style:text-properties fo:font-size="15pt" fo:font-weight="bold" officeooo:rsid="0018341c" officeooo:paragraph-rsid="0018341c" style:font-size-asian="15pt" style:font-weight-asian="bold" style:font-size-complex="15pt" style:font-weight-complex="bold"/>
    </style:style>
    <style:style style:name="P7" style:family="paragraph" style:parent-style-name="Standard">
      <style:text-properties fo:font-size="15pt" fo:font-weight="bold" officeooo:rsid="0018341c" officeooo:paragraph-rsid="001bb2ad" style:font-size-asian="15pt" style:font-weight-asian="bold" style:font-size-complex="15pt" style:font-weight-complex="bold"/>
    </style:style>
    <style:style style:name="P8" style:family="paragraph" style:parent-style-name="Standard">
      <style:text-properties fo:font-size="15pt" fo:font-weight="bold" officeooo:rsid="0019f242" officeooo:paragraph-rsid="0019f242" style:font-size-asian="15pt" style:font-weight-asian="bold" style:font-size-complex="15pt" style:font-weight-complex="bold"/>
    </style:style>
    <style:style style:name="P9" style:family="paragraph" style:parent-style-name="Standard">
      <style:text-properties fo:font-size="15pt" fo:font-weight="bold" officeooo:rsid="001bb2ad" officeooo:paragraph-rsid="001bb2ad" style:font-size-asian="15pt" style:font-weight-asian="bold" style:font-size-complex="15pt" style:font-weight-complex="bold"/>
    </style:style>
    <style:style style:name="P10" style:family="paragraph" style:parent-style-name="Standard">
      <style:text-properties fo:font-size="15pt" fo:font-weight="bold" officeooo:rsid="0020da66" officeooo:paragraph-rsid="0020da66" style:font-size-asian="15pt" style:font-weight-asian="bold" style:font-size-complex="15pt" style:font-weight-complex="bold"/>
    </style:style>
    <style:style style:name="P11" style:family="paragraph" style:parent-style-name="Standard">
      <style:text-properties officeooo:paragraph-rsid="0018341c"/>
    </style:style>
    <style:style style:name="P12" style:family="paragraph" style:parent-style-name="Standard">
      <style:text-properties fo:color="#c9211e" fo:font-size="15pt" fo:font-weight="bold" officeooo:rsid="0018341c" officeooo:paragraph-rsid="0018341c" style:font-size-asian="15pt" style:font-weight-asian="bold" style:font-size-complex="15pt" style:font-weight-complex="bold"/>
    </style:style>
    <style:style style:name="P13" style:family="paragraph" style:parent-style-name="Standard">
      <style:text-properties fo:color="#c9211e" fo:font-size="15pt" fo:font-weight="bold" officeooo:rsid="001bb2ad" officeooo:paragraph-rsid="001bb2ad" style:font-size-asian="15pt" style:font-weight-asian="bold" style:font-size-complex="15pt" style:font-weight-complex="bold"/>
    </style:style>
    <style:style style:name="P14" style:family="paragraph" style:parent-style-name="Standard">
      <style:text-properties officeooo:paragraph-rsid="001bb2ad"/>
    </style:style>
    <style:style style:name="P15" style:family="paragraph" style:parent-style-name="Standard">
      <style:text-properties fo:color="#000000" fo:font-size="15pt" fo:font-weight="bold" officeooo:rsid="00205ada" officeooo:paragraph-rsid="00205ada" style:font-size-asian="15pt" style:font-weight-asian="bold" style:font-size-complex="15pt" style:font-weight-complex="bold"/>
    </style:style>
    <style:style style:name="P16" style:family="paragraph" style:parent-style-name="Standard">
      <style:text-properties fo:color="#000000" fo:font-size="15pt" fo:font-weight="bold" officeooo:rsid="0020da66" officeooo:paragraph-rsid="0020da66" style:font-size-asian="15pt" style:font-weight-asian="bold" style:font-size-complex="15pt" style:font-weight-complex="bold"/>
    </style:style>
    <style:style style:name="P17" style:family="paragraph" style:parent-style-name="Standard">
      <style:text-properties fo:color="#000000" fo:font-size="15pt" fo:font-weight="bold" officeooo:rsid="00229b66" officeooo:paragraph-rsid="00229b66" style:font-size-asian="15pt" style:font-weight-asian="bold" style:font-size-complex="15pt" style:font-weight-complex="bold"/>
    </style:style>
    <style:style style:name="P18" style:family="paragraph" style:parent-style-name="Standard">
      <style:text-properties fo:color="#000000" fo:font-size="15pt" fo:font-weight="bold" officeooo:rsid="0022e4e0" officeooo:paragraph-rsid="0022e4e0" style:font-size-asian="15pt" style:font-weight-asian="bold" style:font-size-complex="15pt" style:font-weight-complex="bold"/>
    </style:style>
    <style:style style:name="P19" style:family="paragraph" style:parent-style-name="Standard">
      <style:text-properties fo:color="#000000" fo:font-size="15pt" fo:font-weight="bold" officeooo:rsid="0022e4e0" officeooo:paragraph-rsid="0024e7b6" style:font-size-asian="15pt" style:font-weight-asian="bold" style:font-size-complex="15pt" style:font-weight-complex="bold"/>
    </style:style>
    <style:style style:name="P20" style:family="paragraph" style:parent-style-name="Standard">
      <style:text-properties fo:color="#000000" fo:font-size="15pt" fo:font-weight="bold" officeooo:rsid="0024a318" officeooo:paragraph-rsid="0024a318" style:font-size-asian="15pt" style:font-weight-asian="bold" style:font-size-complex="15pt" style:font-weight-complex="bold"/>
    </style:style>
    <style:style style:name="P21" style:family="paragraph" style:parent-style-name="Standard">
      <style:text-properties fo:color="#000000" style:font-name="Liberation Sans" fo:font-size="15pt" fo:font-weight="bold" officeooo:rsid="00229b66" officeooo:paragraph-rsid="00229b66" style:font-size-asian="15pt" style:font-weight-asian="bold" style:font-size-complex="15pt" style:font-weight-complex="bold"/>
    </style:style>
    <style:style style:name="P22" style:family="paragraph" style:parent-style-name="Standard">
      <style:text-properties officeooo:paragraph-rsid="0020da66"/>
    </style:style>
    <style:style style:name="P23" style:family="paragraph" style:parent-style-name="Standard">
      <style:text-properties officeooo:rsid="0020da66" officeooo:paragraph-rsid="0020da66"/>
    </style:style>
    <style:style style:name="P24" style:family="paragraph" style:parent-style-name="Standard">
      <style:text-properties fo:color="#ff0000" officeooo:rsid="0020da66" officeooo:paragraph-rsid="0020da66"/>
    </style:style>
    <style:style style:name="P25" style:family="paragraph" style:parent-style-name="Standard">
      <style:text-properties fo:color="#ff0000" fo:font-size="15pt" fo:font-weight="bold" officeooo:rsid="0020da66" officeooo:paragraph-rsid="0020da66" style:font-size-asian="15pt" style:font-weight-asian="bold" style:font-size-complex="15pt" style:font-weight-complex="bold"/>
    </style:style>
    <style:style style:name="P26" style:family="paragraph" style:parent-style-name="Standard">
      <style:text-properties fo:color="#ff0000" fo:font-size="15pt" fo:font-weight="bold" officeooo:rsid="00229b66" officeooo:paragraph-rsid="00229b66" style:font-size-asian="15pt" style:font-weight-asian="bold" style:font-size-complex="15pt" style:font-weight-complex="bold"/>
    </style:style>
    <style:style style:name="P27" style:family="paragraph" style:parent-style-name="Standard">
      <style:text-properties fo:color="#ff0000" fo:font-size="15pt" fo:font-weight="bold" officeooo:rsid="0022e4e0" officeooo:paragraph-rsid="0022e4e0" style:font-size-asian="15pt" style:font-weight-asian="bold" style:font-size-complex="15pt" style:font-weight-complex="bold"/>
    </style:style>
    <style:style style:name="P28" style:family="paragraph" style:parent-style-name="Standard">
      <style:text-properties fo:color="#ff0000" style:font-name="URW Bookman" fo:font-size="15pt" fo:font-weight="bold" officeooo:rsid="00229b66" officeooo:paragraph-rsid="00229b66" style:font-size-asian="15pt" style:font-weight-asian="bold" style:font-size-complex="15pt" style:font-weight-complex="bold"/>
    </style:style>
    <style:style style:name="P29" style:family="paragraph" style:parent-style-name="Standard">
      <style:text-properties officeooo:paragraph-rsid="0024e7b6"/>
    </style:style>
    <style:style style:name="P30" style:family="paragraph" style:parent-style-name="Text_20_body">
      <style:text-properties fo:font-variant="normal" fo:text-transform="none" fo:color="#4a4a4a" style:font-name="Liberation Sans" fo:font-size="13pt" fo:letter-spacing="normal" fo:font-style="normal" fo:font-weight="bold" officeooo:rsid="00229b66" officeooo:paragraph-rsid="00229b66" style:font-size-asian="13pt" style:font-weight-asian="bold" style:font-size-complex="13pt" style:font-weight-complex="bold"/>
    </style:style>
    <style:style style:name="P31" style:family="paragraph" style:parent-style-name="Text_20_body">
      <style:paragraph-properties fo:margin-left="0cm" fo:margin-right="0cm" fo:margin-top="0cm" fo:margin-bottom="0.529cm" loext:contextual-spacing="false" fo:line-height="170%" fo:orphans="2" fo:widows="2" fo:text-indent="0cm" style:auto-text-indent="false" fo:padding="0cm" fo:border="none"/>
      <style:text-properties fo:font-variant="normal" fo:text-transform="none" fo:color="#4a4a4a" style:font-name="URW Bookman" fo:font-size="13pt" fo:letter-spacing="normal" fo:font-style="normal" fo:font-weight="bold" style:font-size-asian="13pt" style:font-weight-asian="bold" style:font-size-complex="13pt" style:font-weight-complex="bold"/>
    </style:style>
    <style:style style:name="P32" style:family="paragraph" style:parent-style-name="Standard">
      <style:text-properties fo:color="#000000" fo:font-size="15pt" fo:font-weight="bold" officeooo:rsid="0022e4e0" officeooo:paragraph-rsid="0024e7b6" style:font-size-asian="15pt" style:font-weight-asian="bold" style:font-size-complex="15pt" style:font-weight-complex="bold"/>
    </style:style>
    <style:style style:name="T1" style:family="text">
      <style:text-properties officeooo:rsid="0018341c"/>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5pt" fo:font-weight="bold" officeooo:rsid="00165e30" style:font-size-asian="15pt" style:font-weight-asian="bold" style:font-size-complex="15pt" style:font-weight-complex="bold"/>
    </style:style>
    <style:style style:name="T4" style:family="text">
      <style:text-properties fo:font-size="15pt" fo:font-weight="bold" officeooo:rsid="0018341c" style:font-size-asian="15pt" style:font-weight-asian="bold" style:font-size-complex="15pt" style:font-weight-complex="bold"/>
    </style:style>
    <style:style style:name="T5" style:family="text">
      <style:text-properties fo:font-size="15pt" fo:font-weight="bold" officeooo:rsid="001bb2ad" style:font-size-asian="15pt" style:font-weight-asian="bold" style:font-size-complex="15pt" style:font-weight-complex="bold"/>
    </style:style>
    <style:style style:name="T6" style:family="text">
      <style:text-properties fo:font-size="15pt" fo:font-weight="bold" officeooo:rsid="0020da66" style:font-size-asian="15pt" style:font-weight-asian="bold" style:font-size-complex="15pt" style:font-weight-complex="bold"/>
    </style:style>
    <style:style style:name="T7" style:family="text">
      <style:text-properties officeooo:rsid="0018616c"/>
    </style:style>
    <style:style style:name="T8" style:family="text">
      <style:text-properties officeooo:rsid="0018ba80"/>
    </style:style>
    <style:style style:name="T9" style:family="text">
      <style:text-properties officeooo:rsid="001bb2ad"/>
    </style:style>
    <style:style style:name="T10" style:family="text">
      <style:text-properties officeooo:rsid="001c947b"/>
    </style:style>
    <style:style style:name="T11" style:family="text">
      <style:text-properties officeooo:rsid="0020da66"/>
    </style:style>
    <style:style style:name="T12" style:family="text">
      <style:text-properties fo:color="#000000" fo:font-size="15pt" fo:font-weight="bold" style:font-size-asian="15pt" style:font-weight-asian="bold" style:font-size-complex="15pt" style:font-weight-complex="bold"/>
    </style:style>
    <style:style style:name="T13" style:family="text">
      <style:text-properties fo:color="#000000" fo:font-size="15pt" fo:font-weight="bold" officeooo:rsid="00165e30" style:font-size-asian="15pt" style:font-weight-asian="bold" style:font-size-complex="15pt" style:font-weight-complex="bold"/>
    </style:style>
    <style:style style:name="T14" style:family="text">
      <style:text-properties fo:color="#000000" fo:font-size="15pt" fo:font-weight="bold" officeooo:rsid="0020da66" style:font-size-asian="15pt" style:font-weight-asian="bold" style:font-size-complex="15pt" style:font-weight-complex="bold"/>
    </style:style>
    <style:style style:name="T15" style:family="text">
      <style:text-properties fo:color="#000000" fo:font-size="15pt" fo:font-weight="bold" officeooo:rsid="0018341c" style:font-size-asian="15pt" style:font-weight-asian="bold" style:font-size-complex="15pt" style:font-weight-complex="bold"/>
    </style:style>
    <style:style style:name="T16" style:family="text">
      <style:text-properties fo:color="#000000" fo:font-size="15pt" fo:font-weight="bold" officeooo:rsid="001bb2ad" style:font-size-asian="15pt" style:font-weight-asian="bold" style:font-size-complex="15pt" style:font-weight-complex="bold"/>
    </style:style>
    <style:style style:name="T17" style:family="text">
      <style:text-properties fo:color="#000000" fo:font-size="15pt" fo:font-weight="bold" officeooo:rsid="00210caa" style:font-size-asian="15pt" style:font-weight-asian="bold" style:font-size-complex="15pt" style:font-weight-complex="bold"/>
    </style:style>
    <style:style style:name="T18" style:family="text">
      <style:text-properties fo:color="#000000" fo:font-size="15pt" fo:font-weight="bold" officeooo:rsid="00227a1f" style:font-size-asian="15pt" style:font-weight-asian="bold" style:font-size-complex="15pt" style:font-weight-complex="bold"/>
    </style:style>
    <style:style style:name="T19" style:family="text">
      <style:text-properties fo:color="#000000" fo:font-size="15pt" fo:font-weight="bold" officeooo:rsid="0022e4e0" style:font-size-asian="15pt" style:font-weight-asian="bold" style:font-size-complex="15pt" style:font-weight-complex="bold"/>
    </style:style>
    <style:style style:name="T20" style:family="text">
      <style:text-properties fo:color="#000000" fo:font-size="15pt" fo:font-weight="bold" officeooo:rsid="0024e7b6" style:font-size-asian="15pt" style:font-weight-asian="bold" style:font-size-complex="15pt" style:font-weight-complex="bold"/>
    </style:style>
    <style:style style:name="T21" style:family="text">
      <style:text-properties officeooo:rsid="00229b66"/>
    </style:style>
    <style:style style:name="T22" style:family="text">
      <style:text-properties style:text-line-through-style="none" style:text-line-through-type="none" style:font-name="URW Bookman" style:text-underline-style="none" style:text-blinking="false" loext:padding="0cm" loext:border="none"/>
    </style:style>
    <style:style style:name="T23" style:family="text">
      <style:text-properties style:font-name="URW Bookman"/>
    </style:style>
    <style:style style:name="T24" style:family="text">
      <style:text-properties officeooo:rsid="0024e7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Week 3 Questions:</text:p>
      <text:p text:style-name="P1"/>
      <text:p text:style-name="P2">Problem 1: Division in Friendship</text:p>
      <text:p text:style-name="P2"/>
      <text:p text:style-name="P2">Ramesh got marks M1 &amp; M2 in Hindi &amp; Sanskrit respectively. His friend Suresh got marks M3 in subject Urdu. Find the maximum marks that Suresh can get in Urdu such that, the marks of Suresh completely divides the marks <text:s/>M1 &amp; M2 both with ramainder 0.</text:p>
      <text:p text:style-name="P2"/>
      <text:p text:style-name="P2">Input format:</text:p>
      <text:p text:style-name="P2">Enter M1 &amp; M2 in first line and marks can be integer only.</text:p>
      <text:p text:style-name="P2"/>
      <text:p text:style-name="P2">Constraint </text:p>
      <text:p text:style-name="P2">0&lt;= M1,M2,M3 &lt;=100</text:p>
      <text:p text:style-name="P2"/>
      <text:p text:style-name="P2">Output format</text:p>
      <text:p text:style-name="P2">Print the value of M3 as output</text:p>
      <text:p text:style-name="P2"/>
      <text:p text:style-name="P2">Sample Input</text:p>
      <text:p text:style-name="P2">12 <text:s/>36</text:p>
      <text:p text:style-name="P2"/>
      <text:p text:style-name="P2">Sample output</text:p>
      <text:p text:style-name="P2">12</text:p>
      <text:p text:style-name="P2"/>
      <text:p text:style-name="P2">Test Cases: (12,36 : 12), (26,39 :13<text:span text:style-name="T1">)</text:span></text:p>
      <text:p text:style-name="P6"/>
      <text:p text:style-name="P6">Solution: </text:p>
      <text:p text:style-name="P6"/>
      <text:p text:style-name="P12">#include &lt;iostream&gt;</text:p>
      <text:p text:style-name="P12">using namespace std;</text:p>
      <text:p text:style-name="P12"/>
      <text:p text:style-name="P12">int calculateM3(int a, int b) <text:s/>{</text:p>
      <text:p text:style-name="P12"><text:s text:c="4"/>if (b == 0)</text:p>
      <text:p text:style-name="P12"><text:s text:c="8"/>return a;</text:p>
      <text:p text:style-name="P12"><text:s text:c="4"/>return calculateM3(b, a % b); <text:s text:c="2"/>}</text:p>
      <text:p text:style-name="P12"/>
      <text:p text:style-name="P12"><text:s text:c="2"/>int main() <text:s/>{</text:p>
      <text:p text:style-name="P12"><text:s text:c="4"/>int M1,M2;</text:p>
      <text:p text:style-name="P12"><text:s text:c="4"/>cin&gt;&gt;M1&gt;&gt;M2;</text:p>
      <text:p text:style-name="P12"><text:s text:c="4"/>cout&lt;&lt;calculateM3(M1, M2);</text:p>
      <text:p text:style-name="P12"><text:s text:c="4"/>return 0; <text:s text:c="2"/>}</text:p>
      <text:p text:style-name="P6"><text:soft-page-break/></text:p>
      <text:p text:style-name="P6">Problem 2: Counting of zeroes <text:span text:style-name="T8">Event</text:span></text:p>
      <text:p text:style-name="P6"/>
      <text:p text:style-name="P6">Kavya got the task to find the factorial of a number ‘n’ using recursion in the test, but after completing the test he think about counting the number of zeores in the factorial of number.</text:p>
      <text:p text:style-name="P6"/>
      <text:p text:style-name="P6">He solves the factorial using recursion and also find the number of trailing zeroes in the answer to get complete marks in programming.</text:p>
      <text:p text:style-name="P6"/>
      <text:p text:style-name="P3">Input format:</text:p>
      <text:p text:style-name="P11"><text:span text:style-name="T3">Enter </text:span><text:span text:style-name="T4">a number ‘n’ and it should only be integer.</text:span></text:p>
      <text:p text:style-name="P3"/>
      <text:p text:style-name="P3">Constraint </text:p>
      <text:p text:style-name="P3">0&lt;= <text:span text:style-name="T1">n </text:span>&lt;= <text:span text:style-name="T1">2</text:span>0</text:p>
      <text:p text:style-name="P3"/>
      <text:p text:style-name="P3">Output format</text:p>
      <text:p text:style-name="P11"><text:span text:style-name="T3">Print the </text:span><text:span text:style-name="T4">number of trailing zeroes.</text:span></text:p>
      <text:p text:style-name="P3"/>
      <text:p text:style-name="P3">Sample Input</text:p>
      <text:p text:style-name="P6">8</text:p>
      <text:p text:style-name="P3"/>
      <text:p text:style-name="P3">Sample output</text:p>
      <text:p text:style-name="P6">1</text:p>
      <text:p text:style-name="P3"/>
      <text:p text:style-name="P3">Test Cases: (<text:span text:style-name="T1">8 </text:span>: <text:span text:style-name="T1">1</text:span>), (<text:span text:style-name="T1">10 </text:span>: <text:span text:style-name="T1">2)</text:span></text:p>
      <text:p text:style-name="P6"/>
      <text:p text:style-name="P6">Solution: </text:p>
      <text:p text:style-name="P6"/>
      <text:p text:style-name="P12">#include &lt;iostream&gt;</text:p>
      <text:p text:style-name="P12">using namespace std;</text:p>
      <text:p text:style-name="P12"/>
      <text:p text:style-name="P12"/>
      <text:p text:style-name="P12">int main()</text:p>
      <text:p text:style-name="P12">{</text:p>
      <text:p text:style-name="P12"><text:tab/>int n,count=0,i;</text:p>
      <text:p text:style-name="P12"><text:tab/>cin&gt;&gt;n;</text:p>
      <text:p text:style-name="P12"><text:tab/>for (i = 5; n / i &gt;= 1; i *= 5)<text:span text:style-name="T7">{</text:span></text:p>
      <text:p text:style-name="P12"><text:tab/><text:tab/>count += n / i; <text:span text:style-name="T7">}</text:span></text:p>
      <text:p text:style-name="P12"><text:tab/>cout&lt;&lt;count;<text:tab/></text:p>
      <text:p text:style-name="P12"><text:tab/>return 0; <text:s/>}</text:p>
      <text:p text:style-name="P6"/>
      <text:p text:style-name="P2"><text:soft-page-break/></text:p>
      <text:p text:style-name="P8">Problem 3: Universal Series Problem</text:p>
      <text:p text:style-name="P8"/>
      <text:p text:style-name="P8">You are given a series and the corresponding output as:</text:p>
      <text:p text:style-name="P8"/>
      <text:p text:style-name="P8">1 + 2 + 3 + 4 + 5 = 15</text:p>
      <text:p text:style-name="P8">1 – 8 + 4 + 3 – 9 = 9</text:p>
      <text:p text:style-name="P8">1 + 3 – 5 + 8 – 9 = ?</text:p>
      <text:p text:style-name="P8"/>
      <text:p text:style-name="P8">You have to take only 5 distinct number as input, and print the corresponding utput after addition. <text:span text:style-name="T9">Values can lie between [-10,10].</text:span></text:p>
      <text:p text:style-name="P8"/>
      <text:p text:style-name="P4">Input format:</text:p>
      <text:p text:style-name="P14"><text:span text:style-name="T3">Enter </text:span><text:span text:style-name="T5">5 distinct integers and store them in an array </text:span></text:p>
      <text:p text:style-name="P4"/>
      <text:p text:style-name="P4">Constraint </text:p>
      <text:p text:style-name="P4"><text:span text:style-name="T9">-10</text:span>&lt;= <text:span text:style-name="T9">array[i]</text:span><text:span text:style-name="T1"> </text:span>&lt;= <text:span text:style-name="T9">1</text:span>0</text:p>
      <text:p text:style-name="P4"/>
      <text:p text:style-name="P4">Output format</text:p>
      <text:p text:style-name="P14"><text:span text:style-name="T3">Print the </text:span><text:span text:style-name="T5">output after performing necessary operations.</text:span></text:p>
      <text:p text:style-name="P4"/>
      <text:p text:style-name="P4">Sample Input</text:p>
      <text:p text:style-name="P9">1 2 3 4 5</text:p>
      <text:p text:style-name="P4"/>
      <text:p text:style-name="P4">Sample output</text:p>
      <text:p text:style-name="P7">1<text:span text:style-name="T9">5</text:span></text:p>
      <text:p text:style-name="P4"/>
      <text:p text:style-name="P4">Test Cases: (<text:span text:style-name="T9">1 2 3 4 5</text:span><text:span text:style-name="T1"> </text:span>: <text:span text:style-name="T1">1</text:span><text:span text:style-name="T9">5</text:span>), (<text:span text:style-name="T9">1 -8 4 3 -9</text:span><text:span text:style-name="T1"> </text:span>: <text:span text:style-name="T9">9</text:span><text:span text:style-name="T1">), </text:span><text:span text:style-name="T9">(1 3 -5 8 -</text:span><text:span text:style-name="T10">7</text:span><text:span text:style-name="T9">: 0)</text:span></text:p>
      <text:p text:style-name="P4"/>
      <text:p text:style-name="P9">Solution:</text:p>
      <text:p text:style-name="P13"/>
      <text:p text:style-name="P13">#include &lt;iostream&gt;</text:p>
      <text:p text:style-name="P13">using namespace std;</text:p>
      <text:p text:style-name="P13"/>
      <text:p text:style-name="P13">int main() <text:s text:c="2"/>{</text:p>
      <text:p text:style-name="P13"><text:s text:c="4"/>int i,arr[5],sum=0;</text:p>
      <text:p text:style-name="P13"><text:s text:c="4"/>for(i=0;i&lt;5;i++){</text:p>
      <text:p text:style-name="P13"><text:s text:c="8"/>cin&gt;&gt;arr[i];</text:p>
      <text:p text:style-name="P13"><text:s text:c="8"/>sum+=arr[i]; <text:s/>}</text:p>
      <text:p text:style-name="P13"><text:s text:c="3"/>if(sum&gt;=0)cout&lt;&lt;sum;</text:p>
      <text:p text:style-name="P13"><text:s text:c="3"/>if(sum&lt;0)cout&lt;&lt;(sum*-1);</text:p>
      <text:p text:style-name="P13"><text:s text:c="4"/>return 0; <text:s text:c="2"/>}</text:p>
      <text:p text:style-name="P15"><text:soft-page-break/>Problem 4: First n’ last Problem</text:p>
      <text:p text:style-name="P15"/>
      <text:p text:style-name="P15">Sneha got a task to play with words. He decided to merge the first and last letter of the word together and add a new word with just letters in her dictionary.You have task to print those farthest letters after concatenation.</text:p>
      <text:p text:style-name="P15"/>
      <text:p text:style-name="P15">Ex: Input – Condition</text:p>
      <text:p text:style-name="P15"><text:s text:c="7"/>Output – <text:span text:style-name="T11">Cn</text:span></text:p>
      <text:p text:style-name="P15"/>
      <text:p text:style-name="P5">Input format:</text:p>
      <text:p text:style-name="P22"><text:span text:style-name="T3">Enter </text:span><text:span text:style-name="T6">a word of length ‘n’</text:span></text:p>
      <text:p text:style-name="P5"/>
      <text:p text:style-name="P5">Constraint </text:p>
      <text:p text:style-name="P5"><text:span text:style-name="T11">2</text:span>&lt;= <text:span text:style-name="T11">n </text:span>&lt;= <text:span text:style-name="T11">20</text:span></text:p>
      <text:p text:style-name="P5"/>
      <text:p text:style-name="P5">Output format</text:p>
      <text:p text:style-name="P22"><text:span text:style-name="T3">Print the </text:span><text:span text:style-name="T5">output after performing necessary operations.</text:span></text:p>
      <text:p text:style-name="P5"/>
      <text:p text:style-name="P5">Sample Input</text:p>
      <text:p text:style-name="P10">Condition</text:p>
      <text:p text:style-name="P5"/>
      <text:p text:style-name="P5">Sample output</text:p>
      <text:p text:style-name="P10">Cn</text:p>
      <text:p text:style-name="P5"/>
      <text:p text:style-name="P22"><text:span text:style-name="T13">Test Cases: (</text:span><text:span text:style-name="T14">Condition</text:span><text:span text:style-name="T15"> </text:span><text:span text:style-name="T13">: </text:span><text:span text:style-name="T14">Cn</text:span><text:span text:style-name="T13">), (</text:span><text:span text:style-name="T14">College</text:span><text:span text:style-name="T15"> </text:span><text:span text:style-name="T13">: </text:span><text:span text:style-name="T14">Ce</text:span><text:span text:style-name="T15">), </text:span><text:span text:style-name="T16">(</text:span><text:span text:style-name="T14">C</text:span><text:span text:style-name="T18">p</text:span><text:span text:style-name="T16"> : </text:span><text:span text:style-name="T14">C</text:span><text:span text:style-name="T18">p</text:span><text:span text:style-name="T16">)</text:span></text:p>
      <text:p text:style-name="P23"><text:span text:style-name="T16">S</text:span><text:span text:style-name="T12">olution: </text:span></text:p>
      <text:p text:style-name="P16"/>
      <text:p text:style-name="P25">#include &lt;bits/stdc++.h&gt;</text:p>
      <text:p text:style-name="P25"/>
      <text:p text:style-name="P25">using namespace std;</text:p>
      <text:p text:style-name="P25"/>
      <text:p text:style-name="P25">int main()</text:p>
      <text:p text:style-name="P25">{</text:p>
      <text:p text:style-name="P25"><text:s text:c="4"/>string str1,str2;int n,i;</text:p>
      <text:p text:style-name="P25"><text:s text:c="4"/>cin&gt;&gt;str1;</text:p>
      <text:p text:style-name="P25"><text:s text:c="4"/>n=str1.length();</text:p>
      <text:p text:style-name="P24"><text:span text:style-name="T2"><text:s text:c="8"/>str1.erase(1,n-2); </text:span><text:span text:style-name="T12">//</text:span><text:span text:style-name="T17">Delete n-2 characters from index 1</text:span></text:p>
      <text:p text:style-name="P25"><text:s text:c="4"/>cout&lt;&lt;str1;</text:p>
      <text:p text:style-name="P25"><text:s text:c="4"/>return 0;</text:p>
      <text:p text:style-name="P25">}</text:p>
      <text:p text:style-name="P25"/>
      <text:p text:style-name="P25"/>
      <text:p text:style-name="P17"><text:soft-page-break/></text:p>
      <text:p text:style-name="P17">Problem 5: Coupling Problem</text:p>
      <text:p text:style-name="P28"/>
      <text:p text:style-name="P30"><text:span text:style-name="T23">Pooja has three gloves in his almirah. Each glove has one of</text:span><text:bookmark text:name="MathJax-Element-1-Frame"/><text:bookmark text:name="MathJax-Span-3"/><text:bookmark text:name="MathJax-Span-2"/><text:bookmark text:name="MathJax-Span-1"/><text:span text:style-name="T23"> 2</text:span><text:span text:style-name="T22">0 </text:span><text:span text:style-name="T23">possible colours, which are</text:span> <text:span text:style-name="T23">represented by integers between</text:span><text:bookmark text:name="MathJax-Element-2-Frame"/><text:bookmark text:name="MathJax-Span-4"/><text:bookmark text:name="MathJax-Span-5"/><text:bookmark text:name="MathJax-Span-6"/><text:span text:style-name="T23"> </text:span><text:span text:style-name="T22">1 </text:span><text:span text:style-name="T23">and</text:span><text:bookmark text:name="MathJax-Element-3-Frame"/><text:bookmark text:name="MathJax-Span-7"/><text:bookmark text:name="MathJax-Span-8"/><text:bookmark text:name="MathJax-Span-9"/><text:span text:style-name="T23"> </text:span><text:span text:style-name="T22">20</text:span><text:span text:style-name="T23">. Specifically, the colours of the gloves are A,B &amp; C.</text:span></text:p>
      <text:p text:style-name="P31"><text:span text:style-name="T21">Pooja</text:span> has to wear two <text:span text:style-name="T21">gloves during winters</text:span> which have the same colour. Help <text:span text:style-name="T21">Pooja</text:span> find out if that is possible or not.</text:p>
      <text:p text:style-name="P21">Input format</text:p>
      <text:p text:style-name="P21">First line contains integer input for the color of the three gloves A,B &amp; C.</text:p>
      <text:p text:style-name="P21"/>
      <text:p text:style-name="P21">Constraints</text:p>
      <text:p text:style-name="P21">1 &lt;= A,B,C &lt;= 20</text:p>
      <text:p text:style-name="P21"/>
      <text:p text:style-name="P21">Output</text:p>
      <text:p text:style-name="P21">If pair found print “Yes” otherwise “No”</text:p>
      <text:p text:style-name="P21"/>
      <text:p text:style-name="P21">Test Cases: (1 2 3: No), (1 2 1: Yes), (2 2 2:Yes)</text:p>
      <text:p text:style-name="P21"/>
      <text:p text:style-name="P21">Solution:</text:p>
      <text:p text:style-name="P26"/>
      <text:p text:style-name="P26">#include &lt;iostream&gt;</text:p>
      <text:p text:style-name="P26">using namespace std;</text:p>
      <text:p text:style-name="P26"/>
      <text:p text:style-name="P26">int main() {</text:p>
      <text:p text:style-name="P26"><text:s text:c="4"/>int a,b,c;</text:p>
      <text:p text:style-name="P26"><text:tab/>cin&gt;&gt;a&gt;&gt;b&gt;&gt;c;</text:p>
      <text:p text:style-name="P26"><text:tab/>if(a==b || a==c || b==c){</text:p>
      <text:p text:style-name="P26"><text:tab/> <text:s text:c="3"/>cout&lt;&lt;"Yes";</text:p>
      <text:p text:style-name="P26"><text:tab/>}</text:p>
      <text:p text:style-name="P26"><text:tab/>else {</text:p>
      <text:p text:style-name="P26"><text:tab/> <text:s text:c="3"/>cout&lt;&lt;"No";</text:p>
      <text:p text:style-name="P26"><text:tab/>}</text:p>
      <text:p text:style-name="P26"><text:tab/>return 0;</text:p>
      <text:p text:style-name="P26">}</text:p>
      <text:p text:style-name="P26"/>
      <text:p text:style-name="P26"/>
      <text:p text:style-name="P26"/>
      <text:p text:style-name="P26"><text:soft-page-break/></text:p>
      <text:p text:style-name="P18">Problem 6: Bit Verification Problem</text:p>
      <text:p text:style-name="P27"/>
      <text:p text:style-name="P18">Sucheta got a number ‘n’ as input. She got an another number ‘p’ as input. Now she got the task to identify that the pth from left is 1 or 0.</text:p>
      <text:p text:style-name="P18"/>
      <text:p text:style-name="P18">Input format</text:p>
      <text:p text:style-name="P18">Enter the value of n &amp; p separated by space.</text:p>
      <text:p text:style-name="P18"/>
      <text:p text:style-name="P18">Contraint,</text:p>
      <text:p text:style-name="P18">1&lt; = n &lt;= 255</text:p>
      <text:p text:style-name="P18">1&lt;= p &lt;=8</text:p>
      <text:p text:style-name="P18"/>
      <text:p text:style-name="P18">Output format</text:p>
      <text:p text:style-name="P18">Print “Yes’ for 1 &amp; “No” for 0.</text:p>
      <text:p text:style-name="P18"/>
      <text:p text:style-name="P18">Test cases: ( 32 3: No), (255 5, Yes), <text:s/>(0 2: No)</text:p>
      <text:p text:style-name="P18">Solution:</text:p>
      <text:p text:style-name="P18"/>
      <text:p text:style-name="P27">#include &lt;iostream&gt;</text:p>
      <text:p text:style-name="P27"/>
      <text:p text:style-name="P27">using namespace std;</text:p>
      <text:p text:style-name="P27"/>
      <text:p text:style-name="P27">int main()</text:p>
      <text:p text:style-name="P27">{</text:p>
      <text:p text:style-name="P27"><text:s text:c="3"/>int n,k;</text:p>
      <text:p text:style-name="P27"><text:s text:c="3"/>cin&gt;&gt;n&gt;&gt;k;</text:p>
      <text:p text:style-name="P27"><text:s text:c="3"/>if((n&amp;(1&lt;&lt;(k-1)))!=0) cout&lt;&lt;"Yes";</text:p>
      <text:p text:style-name="P27"><text:s text:c="3"/>else cout&lt;&lt;"No";</text:p>
      <text:p text:style-name="P27">}</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0">Problem 7: Subset collections</text:p>
      <text:p text:style-name="P20"/>
      <text:p text:style-name="P20">Anju and Manju was <text:span text:style-name="T24">doing coding at LeetCoding. Both got at stuck at the same code where they asked to find the all possible subsets of a string. Can you help him.</text:span></text:p>
      <text:p text:style-name="P20"/>
      <text:p text:style-name="P19">Input format</text:p>
      <text:p text:style-name="P29"><text:span text:style-name="T19">Enter the </text:span><text:span text:style-name="T20">string of length ‘n’</text:span></text:p>
      <text:p text:style-name="P19"/>
      <text:p text:style-name="P19">Contraint,</text:p>
      <text:p text:style-name="P19">1&lt; = n &lt;= <text:span text:style-name="T24">10</text:span></text:p>
      <text:p text:style-name="P19"/>
      <text:p text:style-name="P19">Output format</text:p>
      <text:p text:style-name="P29"><text:span text:style-name="T19">Print </text:span><text:span text:style-name="T20">all possible subsets</text:span></text:p>
      <text:p text:style-name="P19"/>
      <text:p text:style-name="P19">Test cases: ( “<text:span text:style-name="T24">ab” : “ “, “a”, “b”, “ab”), (“a”, “ “, “a”), (“abc”, “”,”a”,”b”,”c”,”ab”,”ac”,”bc”, “abc”)</text:span></text:p>
      <text:p text:style-name="P19"/>
      <text:p text:style-name="P19">Solution: <text:span text:style-name="T24">From gfg:</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RW Bookman" svg:font-family="'URW Book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3T15:14:29.091984812</meta:creation-date>
    <dc:date>2021-04-16T16:39:41.215488652</dc:date>
    <meta:editing-duration>PT3H27M21S</meta:editing-duration>
    <meta:editing-cycles>12</meta:editing-cycles>
    <meta:generator>LibreOffice/6.4.6.2$Linux_X86_64 LibreOffice_project/40$Build-2</meta:generator>
    <meta:document-statistic meta:table-count="0" meta:image-count="0" meta:object-count="0" meta:page-count="8" meta:paragraph-count="160" meta:word-count="832" meta:character-count="4597" meta:non-whitespace-character-count="3753"/>
  </office:meta>
</office:document-meta>
</file>